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605565" calcext:value-type="float">
            <text:p>0.97605565</text:p>
          </table:table-cell>
          <table:table-cell office:value-type="float" office:value="0.00279416" calcext:value-type="float">
            <text:p>0.00279416</text:p>
          </table:table-cell>
          <table:table-cell office:value-type="float" office:value="0.00617017" calcext:value-type="float">
            <text:p>0.00617017</text:p>
          </table:table-cell>
          <table:table-cell office:value-type="float" office:value="0.01498002" calcext:value-type="float">
            <text:p>0.01498002</text:p>
          </table:table-cell>
          <table:table-cell office:value-type="float" office:value="0.01143317" calcext:value-type="float">
            <text:p>0.01143317</text:p>
          </table:table-cell>
          <table:table-cell office:value-type="float" office:value="0.95424066" calcext:value-type="float">
            <text:p>0.95424066</text:p>
          </table:table-cell>
          <table:table-cell office:value-type="float" office:value="0.0000000000137" calcext:value-type="float">
            <text:p>1.37E-11</text:p>
          </table:table-cell>
          <table:table-cell office:value-type="float" office:value="0.03432617" calcext:value-type="float">
            <text:p>0.03432617</text:p>
          </table:table-cell>
          <table:table-cell office:value-type="float" office:value="0.02224108" calcext:value-type="float">
            <text:p>0.02224108</text:p>
          </table:table-cell>
          <table:table-cell office:value-type="float" office:value="0.00000000001628" calcext:value-type="float">
            <text:p>1.63E-11</text:p>
          </table:table-cell>
          <table:table-cell office:value-type="float" office:value="0.90522051" calcext:value-type="float">
            <text:p>0.90522051</text:p>
          </table:table-cell>
          <table:table-cell office:value-type="float" office:value="0.07253841" calcext:value-type="float">
            <text:p>0.072538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36981" calcext:value-type="float">
            <text:p>0.97436981</text:p>
          </table:table-cell>
          <table:table-cell office:value-type="float" office:value="0.00285049" calcext:value-type="float">
            <text:p>0.00285049</text:p>
          </table:table-cell>
          <table:table-cell office:value-type="float" office:value="0.0067911" calcext:value-type="float">
            <text:p>0.0067911</text:p>
          </table:table-cell>
          <table:table-cell office:value-type="float" office:value="0.0159886" calcext:value-type="float">
            <text:p>0.0159886</text:p>
          </table:table-cell>
          <table:table-cell office:value-type="float" office:value="0.01117288" calcext:value-type="float">
            <text:p>0.01117288</text:p>
          </table:table-cell>
          <table:table-cell office:value-type="float" office:value="0.95296194" calcext:value-type="float">
            <text:p>0.95296194</text:p>
          </table:table-cell>
          <table:table-cell office:value-type="float" office:value="0.00000000001476" calcext:value-type="float">
            <text:p>1.48E-11</text:p>
          </table:table-cell>
          <table:table-cell office:value-type="float" office:value="0.03586517" calcext:value-type="float">
            <text:p>0.03586517</text:p>
          </table:table-cell>
          <table:table-cell office:value-type="float" office:value="0.02025898" calcext:value-type="float">
            <text:p>0.02025898</text:p>
          </table:table-cell>
          <table:table-cell office:value-type="float" office:value="0.00000000001516" calcext:value-type="float">
            <text:p>1.52E-11</text:p>
          </table:table-cell>
          <table:table-cell office:value-type="float" office:value="0.90909646" calcext:value-type="float">
            <text:p>0.90909646</text:p>
          </table:table-cell>
          <table:table-cell office:value-type="float" office:value="0.07064456" calcext:value-type="float">
            <text:p>0.070644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251373" calcext:value-type="float">
            <text:p>0.97251373</text:p>
          </table:table-cell>
          <table:table-cell office:value-type="float" office:value="0.00290993" calcext:value-type="float">
            <text:p>0.00290993</text:p>
          </table:table-cell>
          <table:table-cell office:value-type="float" office:value="0.00746015" calcext:value-type="float">
            <text:p>0.00746015</text:p>
          </table:table-cell>
          <table:table-cell office:value-type="float" office:value="0.01711619" calcext:value-type="float">
            <text:p>0.01711619</text:p>
          </table:table-cell>
          <table:table-cell office:value-type="float" office:value="0.0109075" calcext:value-type="float">
            <text:p>0.0109075</text:p>
          </table:table-cell>
          <table:table-cell office:value-type="float" office:value="0.95153839" calcext:value-type="float">
            <text:p>0.95153839</text:p>
          </table:table-cell>
          <table:table-cell office:value-type="float" office:value="0.00000000001586" calcext:value-type="float">
            <text:p>1.59E-11</text:p>
          </table:table-cell>
          <table:table-cell office:value-type="float" office:value="0.03755411" calcext:value-type="float">
            <text:p>0.03755411</text:p>
          </table:table-cell>
          <table:table-cell office:value-type="float" office:value="0.01847444" calcext:value-type="float">
            <text:p>0.01847444</text:p>
          </table:table-cell>
          <table:table-cell office:value-type="float" office:value="0.00000000001414" calcext:value-type="float">
            <text:p>1.41E-11</text:p>
          </table:table-cell>
          <table:table-cell office:value-type="float" office:value="0.9124289" calcext:value-type="float">
            <text:p>0.9124289</text:p>
          </table:table-cell>
          <table:table-cell office:value-type="float" office:value="0.06909666" calcext:value-type="float">
            <text:p>0.069096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047038" calcext:value-type="float">
            <text:p>0.97047038</text:p>
          </table:table-cell>
          <table:table-cell office:value-type="float" office:value="0.00297257" calcext:value-type="float">
            <text:p>0.00297257</text:p>
          </table:table-cell>
          <table:table-cell office:value-type="float" office:value="0.00817921" calcext:value-type="float">
            <text:p>0.00817921</text:p>
          </table:table-cell>
          <table:table-cell office:value-type="float" office:value="0.01837784" calcext:value-type="float">
            <text:p>0.01837784</text:p>
          </table:table-cell>
          <table:table-cell office:value-type="float" office:value="0.01063749" calcext:value-type="float">
            <text:p>0.01063749</text:p>
          </table:table-cell>
          <table:table-cell office:value-type="float" office:value="0.94995561" calcext:value-type="float">
            <text:p>0.94995561</text:p>
          </table:table-cell>
          <table:table-cell office:value-type="float" office:value="0.00000000001699" calcext:value-type="float">
            <text:p>1.70E-11</text:p>
          </table:table-cell>
          <table:table-cell office:value-type="float" office:value="0.0394069" calcext:value-type="float">
            <text:p>0.0394069</text:p>
          </table:table-cell>
          <table:table-cell office:value-type="float" office:value="0.01686698" calcext:value-type="float">
            <text:p>0.01686698</text:p>
          </table:table-cell>
          <table:table-cell office:value-type="float" office:value="0.00000000001321" calcext:value-type="float">
            <text:p>1.32E-11</text:p>
          </table:table-cell>
          <table:table-cell office:value-type="float" office:value="0.91525579" calcext:value-type="float">
            <text:p>0.91525579</text:p>
          </table:table-cell>
          <table:table-cell office:value-type="float" office:value="0.06787723" calcext:value-type="float">
            <text:p>0.067877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822071" calcext:value-type="float">
            <text:p>0.96822071</text:p>
          </table:table-cell>
          <table:table-cell office:value-type="float" office:value="0.0030385" calcext:value-type="float">
            <text:p>0.0030385</text:p>
          </table:table-cell>
          <table:table-cell office:value-type="float" office:value="0.00894999" calcext:value-type="float">
            <text:p>0.00894999</text:p>
          </table:table-cell>
          <table:table-cell office:value-type="float" office:value="0.0197908" calcext:value-type="float">
            <text:p>0.0197908</text:p>
          </table:table-cell>
          <table:table-cell office:value-type="float" office:value="0.01036333" calcext:value-type="float">
            <text:p>0.01036333</text:p>
          </table:table-cell>
          <table:table-cell office:value-type="float" office:value="0.94819764" calcext:value-type="float">
            <text:p>0.94819764</text:p>
          </table:table-cell>
          <table:table-cell office:value-type="float" office:value="0.00000000001816" calcext:value-type="float">
            <text:p>1.82E-11</text:p>
          </table:table-cell>
          <table:table-cell office:value-type="float" office:value="0.04143903" calcext:value-type="float">
            <text:p>0.04143903</text:p>
          </table:table-cell>
          <table:table-cell office:value-type="float" office:value="0.0154182" calcext:value-type="float">
            <text:p>0.0154182</text:p>
          </table:table-cell>
          <table:table-cell office:value-type="float" office:value="0.00000000001237" calcext:value-type="float">
            <text:p>1.24E-11</text:p>
          </table:table-cell>
          <table:table-cell office:value-type="float" office:value="0.91760921" calcext:value-type="float">
            <text:p>0.91760921</text:p>
          </table:table-cell>
          <table:table-cell office:value-type="float" office:value="0.06697259" calcext:value-type="float">
            <text:p>0.066972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574336" calcext:value-type="float">
            <text:p>0.96574336</text:p>
          </table:table-cell>
          <table:table-cell office:value-type="float" office:value="0.0031078" calcext:value-type="float">
            <text:p>0.0031078</text:p>
          </table:table-cell>
          <table:table-cell office:value-type="float" office:value="0.00977397" calcext:value-type="float">
            <text:p>0.00977397</text:p>
          </table:table-cell>
          <table:table-cell office:value-type="float" office:value="0.02137487" calcext:value-type="float">
            <text:p>0.02137487</text:p>
          </table:table-cell>
          <table:table-cell office:value-type="float" office:value="0.01008551" calcext:value-type="float">
            <text:p>0.01008551</text:p>
          </table:table-cell>
          <table:table-cell office:value-type="float" office:value="0.94624675" calcext:value-type="float">
            <text:p>0.94624675</text:p>
          </table:table-cell>
          <table:table-cell office:value-type="float" office:value="0.00000000001935" calcext:value-type="float">
            <text:p>1.94E-11</text:p>
          </table:table-cell>
          <table:table-cell office:value-type="float" office:value="0.04366774" calcext:value-type="float">
            <text:p>0.04366774</text:p>
          </table:table-cell>
          <table:table-cell office:value-type="float" office:value="0.01411153" calcext:value-type="float">
            <text:p>0.01411153</text:p>
          </table:table-cell>
          <table:table-cell office:value-type="float" office:value="0.00000000001161" calcext:value-type="float">
            <text:p>1.16E-11</text:p>
          </table:table-cell>
          <table:table-cell office:value-type="float" office:value="0.91951562" calcext:value-type="float">
            <text:p>0.91951562</text:p>
          </table:table-cell>
          <table:table-cell office:value-type="float" office:value="0.06637285" calcext:value-type="float">
            <text:p>0.066372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301432" calcext:value-type="float">
            <text:p>0.96301432</text:p>
          </table:table-cell>
          <table:table-cell office:value-type="float" office:value="0.00318056" calcext:value-type="float">
            <text:p>0.00318056</text:p>
          </table:table-cell>
          <table:table-cell office:value-type="float" office:value="0.01065233" calcext:value-type="float">
            <text:p>0.01065233</text:p>
          </table:table-cell>
          <table:table-cell office:value-type="float" office:value="0.02315279" calcext:value-type="float">
            <text:p>0.02315279</text:p>
          </table:table-cell>
          <table:table-cell office:value-type="float" office:value="0.00980448" calcext:value-type="float">
            <text:p>0.00980448</text:p>
          </table:table-cell>
          <table:table-cell office:value-type="float" office:value="0.94408329" calcext:value-type="float">
            <text:p>0.94408329</text:p>
          </table:table-cell>
          <table:table-cell office:value-type="float" office:value="0.00000000002056" calcext:value-type="float">
            <text:p>2.06E-11</text:p>
          </table:table-cell>
          <table:table-cell office:value-type="float" office:value="0.04611223" calcext:value-type="float">
            <text:p>0.04611223</text:p>
          </table:table-cell>
          <table:table-cell office:value-type="float" office:value="0.01293214" calcext:value-type="float">
            <text:p>0.01293214</text:p>
          </table:table-cell>
          <table:table-cell office:value-type="float" office:value="0.00000000001092" calcext:value-type="float">
            <text:p>1.09E-11</text:p>
          </table:table-cell>
          <table:table-cell office:value-type="float" office:value="0.92099617" calcext:value-type="float">
            <text:p>0.92099617</text:p>
          </table:table-cell>
          <table:table-cell office:value-type="float" office:value="0.06607169" calcext:value-type="float">
            <text:p>0.066071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000657" calcext:value-type="float">
            <text:p>0.96000657</text:p>
          </table:table-cell>
          <table:table-cell office:value-type="float" office:value="0.00325684" calcext:value-type="float">
            <text:p>0.00325684</text:p>
          </table:table-cell>
          <table:table-cell office:value-type="float" office:value="0.01158592" calcext:value-type="float">
            <text:p>0.01158592</text:p>
          </table:table-cell>
          <table:table-cell office:value-type="float" office:value="0.02515067" calcext:value-type="float">
            <text:p>0.02515067</text:p>
          </table:table-cell>
          <table:table-cell office:value-type="float" office:value="0.0095207" calcext:value-type="float">
            <text:p>0.0095207</text:p>
          </table:table-cell>
          <table:table-cell office:value-type="float" office:value="0.94168544" calcext:value-type="float">
            <text:p>0.94168544</text:p>
          </table:table-cell>
          <table:table-cell office:value-type="float" office:value="0.00000000002178" calcext:value-type="float">
            <text:p>2.18E-11</text:p>
          </table:table-cell>
          <table:table-cell office:value-type="float" office:value="0.04879386" calcext:value-type="float">
            <text:p>0.04879386</text:p>
          </table:table-cell>
          <table:table-cell office:value-type="float" office:value="0.01186672" calcext:value-type="float">
            <text:p>0.01186672</text:p>
          </table:table-cell>
          <table:table-cell office:value-type="float" office:value="0.0000000000103" calcext:value-type="float">
            <text:p>1.03E-11</text:p>
          </table:table-cell>
          <table:table-cell office:value-type="float" office:value="0.92206691" calcext:value-type="float">
            <text:p>0.92206691</text:p>
          </table:table-cell>
          <table:table-cell office:value-type="float" office:value="0.06606637" calcext:value-type="float">
            <text:p>0.066066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668962" calcext:value-type="float">
            <text:p>0.95668962</text:p>
          </table:table-cell>
          <table:table-cell office:value-type="float" office:value="0.0033367" calcext:value-type="float">
            <text:p>0.0033367</text:p>
          </table:table-cell>
          <table:table-cell office:value-type="float" office:value="0.01257515" calcext:value-type="float">
            <text:p>0.01257515</text:p>
          </table:table-cell>
          <table:table-cell office:value-type="float" office:value="0.02739853" calcext:value-type="float">
            <text:p>0.02739853</text:p>
          </table:table-cell>
          <table:table-cell office:value-type="float" office:value="0.00923461" calcext:value-type="float">
            <text:p>0.00923461</text:p>
          </table:table-cell>
          <table:table-cell office:value-type="float" office:value="0.93902904" calcext:value-type="float">
            <text:p>0.93902904</text:p>
          </table:table-cell>
          <table:table-cell office:value-type="float" office:value="0.00000000002301" calcext:value-type="float">
            <text:p>2.30E-11</text:p>
          </table:table-cell>
          <table:table-cell office:value-type="float" office:value="0.05173635" calcext:value-type="float">
            <text:p>0.05173635</text:p>
          </table:table-cell>
          <table:table-cell office:value-type="float" office:value="0.01090337" calcext:value-type="float">
            <text:p>0.01090337</text:p>
          </table:table-cell>
          <table:table-cell office:value-type="float" office:value="0.000000000009725" calcext:value-type="float">
            <text:p>9.73E-12</text:p>
          </table:table-cell>
          <table:table-cell office:value-type="float" office:value="0.9227389" calcext:value-type="float">
            <text:p>0.9227389</text:p>
          </table:table-cell>
          <table:table-cell office:value-type="float" office:value="0.06635773" calcext:value-type="float">
            <text:p>0.066357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3029" calcext:value-type="float">
            <text:p>0.953029</text:p>
          </table:table-cell>
          <table:table-cell office:value-type="float" office:value="0.00342017" calcext:value-type="float">
            <text:p>0.00342017</text:p>
          </table:table-cell>
          <table:table-cell office:value-type="float" office:value="0.01361998" calcext:value-type="float">
            <text:p>0.01361998</text:p>
          </table:table-cell>
          <table:table-cell office:value-type="float" office:value="0.02993085" calcext:value-type="float">
            <text:p>0.02993085</text:p>
          </table:table-cell>
          <table:table-cell office:value-type="float" office:value="0.00894665" calcext:value-type="float">
            <text:p>0.00894665</text:p>
          </table:table-cell>
          <table:table-cell office:value-type="float" office:value="0.93608731" calcext:value-type="float">
            <text:p>0.93608731</text:p>
          </table:table-cell>
          <table:table-cell office:value-type="float" office:value="0.00000000002424" calcext:value-type="float">
            <text:p>2.42E-11</text:p>
          </table:table-cell>
          <table:table-cell office:value-type="float" office:value="0.05496604" calcext:value-type="float">
            <text:p>0.05496604</text:p>
          </table:table-cell>
          <table:table-cell office:value-type="float" office:value="0.01003147" calcext:value-type="float">
            <text:p>0.01003147</text:p>
          </table:table-cell>
          <table:table-cell office:value-type="float" office:value="0.000000000009207" calcext:value-type="float">
            <text:p>9.21E-12</text:p>
          </table:table-cell>
          <table:table-cell office:value-type="float" office:value="0.92301833" calcext:value-type="float">
            <text:p>0.92301833</text:p>
          </table:table-cell>
          <table:table-cell office:value-type="float" office:value="0.06695021" calcext:value-type="float">
            <text:p>0.066950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898573" calcext:value-type="float">
            <text:p>0.94898573</text:p>
          </table:table-cell>
          <table:table-cell office:value-type="float" office:value="0.00350726" calcext:value-type="float">
            <text:p>0.00350726</text:p>
          </table:table-cell>
          <table:table-cell office:value-type="float" office:value="0.01471972" calcext:value-type="float">
            <text:p>0.01471972</text:p>
          </table:table-cell>
          <table:table-cell office:value-type="float" office:value="0.03278729" calcext:value-type="float">
            <text:p>0.03278729</text:p>
          </table:table-cell>
          <table:table-cell office:value-type="float" office:value="0.00865724" calcext:value-type="float">
            <text:p>0.00865724</text:p>
          </table:table-cell>
          <table:table-cell office:value-type="float" office:value="0.9328306" calcext:value-type="float">
            <text:p>0.9328306</text:p>
          </table:table-cell>
          <table:table-cell office:value-type="float" office:value="0.00000000002545" calcext:value-type="float">
            <text:p>2.55E-11</text:p>
          </table:table-cell>
          <table:table-cell office:value-type="float" office:value="0.05851216" calcext:value-type="float">
            <text:p>0.05851216</text:p>
          </table:table-cell>
          <table:table-cell office:value-type="float" office:value="0.00924149" calcext:value-type="float">
            <text:p>0.00924149</text:p>
          </table:table-cell>
          <table:table-cell office:value-type="float" office:value="0.000000000008735" calcext:value-type="float">
            <text:p>8.74E-12</text:p>
          </table:table-cell>
          <table:table-cell office:value-type="float" office:value="0.92290654" calcext:value-type="float">
            <text:p>0.92290654</text:p>
          </table:table-cell>
          <table:table-cell office:value-type="float" office:value="0.06785197" calcext:value-type="float">
            <text:p>0.067851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451561" calcext:value-type="float">
            <text:p>0.94451561</text:p>
          </table:table-cell>
          <table:table-cell office:value-type="float" office:value="0.00359797" calcext:value-type="float">
            <text:p>0.00359797</text:p>
          </table:table-cell>
          <table:table-cell office:value-type="float" office:value="0.01587305" calcext:value-type="float">
            <text:p>0.01587305</text:p>
          </table:table-cell>
          <table:table-cell office:value-type="float" office:value="0.03601337" calcext:value-type="float">
            <text:p>0.03601337</text:p>
          </table:table-cell>
          <table:table-cell office:value-type="float" office:value="0.00836678" calcext:value-type="float">
            <text:p>0.00836678</text:p>
          </table:table-cell>
          <table:table-cell office:value-type="float" office:value="0.92922612" calcext:value-type="float">
            <text:p>0.92922612</text:p>
          </table:table-cell>
          <table:table-cell office:value-type="float" office:value="0.00000000002665" calcext:value-type="float">
            <text:p>2.67E-11</text:p>
          </table:table-cell>
          <table:table-cell office:value-type="float" office:value="0.0624071" calcext:value-type="float">
            <text:p>0.0624071</text:p>
          </table:table-cell>
          <table:table-cell office:value-type="float" office:value="0.00852496" calcext:value-type="float">
            <text:p>0.00852496</text:p>
          </table:table-cell>
          <table:table-cell office:value-type="float" office:value="0.000000000008305" calcext:value-type="float">
            <text:p>8.31E-12</text:p>
          </table:table-cell>
          <table:table-cell office:value-type="float" office:value="0.92239997" calcext:value-type="float">
            <text:p>0.92239997</text:p>
          </table:table-cell>
          <table:table-cell office:value-type="float" office:value="0.06907507" calcext:value-type="float">
            <text:p>0.069075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956854" calcext:value-type="float">
            <text:p>0.93956854</text:p>
          </table:table-cell>
          <table:table-cell office:value-type="float" office:value="0.00369223" calcext:value-type="float">
            <text:p>0.00369223</text:p>
          </table:table-cell>
          <table:table-cell office:value-type="float" office:value="0.01707784" calcext:value-type="float">
            <text:p>0.01707784</text:p>
          </table:table-cell>
          <table:table-cell office:value-type="float" office:value="0.03966139" calcext:value-type="float">
            <text:p>0.03966139</text:p>
          </table:table-cell>
          <table:table-cell office:value-type="float" office:value="0.00807567" calcext:value-type="float">
            <text:p>0.00807567</text:p>
          </table:table-cell>
          <table:table-cell office:value-type="float" office:value="0.92523767" calcext:value-type="float">
            <text:p>0.92523767</text:p>
          </table:table-cell>
          <table:table-cell office:value-type="float" office:value="0.00000000002782" calcext:value-type="float">
            <text:p>2.78E-11</text:p>
          </table:table-cell>
          <table:table-cell office:value-type="float" office:value="0.06668667" calcext:value-type="float">
            <text:p>0.06668667</text:p>
          </table:table-cell>
          <table:table-cell office:value-type="float" office:value="0.00787427" calcext:value-type="float">
            <text:p>0.00787427</text:p>
          </table:table-cell>
          <table:table-cell office:value-type="float" office:value="0.000000000007913" calcext:value-type="float">
            <text:p>7.91E-12</text:p>
          </table:table-cell>
          <table:table-cell office:value-type="float" office:value="0.92149002" calcext:value-type="float">
            <text:p>0.92149002</text:p>
          </table:table-cell>
          <table:table-cell office:value-type="float" office:value="0.07063571" calcext:value-type="float">
            <text:p>0.070635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3408771" calcext:value-type="float">
            <text:p>0.93408771</text:p>
          </table:table-cell>
          <table:table-cell office:value-type="float" office:value="0.00378993" calcext:value-type="float">
            <text:p>0.00378993</text:p>
          </table:table-cell>
          <table:table-cell office:value-type="float" office:value="0.01833105" calcext:value-type="float">
            <text:p>0.01833105</text:p>
          </table:table-cell>
          <table:table-cell office:value-type="float" office:value="0.04379131" calcext:value-type="float">
            <text:p>0.04379131</text:p>
          </table:table-cell>
          <table:table-cell office:value-type="float" office:value="0.00778428" calcext:value-type="float">
            <text:p>0.00778428</text:p>
          </table:table-cell>
          <table:table-cell office:value-type="float" office:value="0.92082529" calcext:value-type="float">
            <text:p>0.92082529</text:p>
          </table:table-cell>
          <table:table-cell office:value-type="float" office:value="0.00000000002896" calcext:value-type="float">
            <text:p>2.90E-11</text:p>
          </table:table-cell>
          <table:table-cell office:value-type="float" office:value="0.07139043" calcext:value-type="float">
            <text:p>0.07139043</text:p>
          </table:table-cell>
          <table:table-cell office:value-type="float" office:value="0.00728265" calcext:value-type="float">
            <text:p>0.00728265</text:p>
          </table:table-cell>
          <table:table-cell office:value-type="float" office:value="0.000000000007557" calcext:value-type="float">
            <text:p>7.56E-12</text:p>
          </table:table-cell>
          <table:table-cell office:value-type="float" office:value="0.92016288" calcext:value-type="float">
            <text:p>0.92016288</text:p>
          </table:table-cell>
          <table:table-cell office:value-type="float" office:value="0.07255447" calcext:value-type="float">
            <text:p>0.072554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800872" calcext:value-type="float">
            <text:p>0.92800872</text:p>
          </table:table-cell>
          <table:table-cell office:value-type="float" office:value="0.00389091" calcext:value-type="float">
            <text:p>0.00389091</text:p>
          </table:table-cell>
          <table:table-cell office:value-type="float" office:value="0.01962856" calcext:value-type="float">
            <text:p>0.01962856</text:p>
          </table:table-cell>
          <table:table-cell office:value-type="float" office:value="0.0484718" calcext:value-type="float">
            <text:p>0.0484718</text:p>
          </table:table-cell>
          <table:table-cell office:value-type="float" office:value="0.00749299" calcext:value-type="float">
            <text:p>0.00749299</text:p>
          </table:table-cell>
          <table:table-cell office:value-type="float" office:value="0.91594503" calcext:value-type="float">
            <text:p>0.91594503</text:p>
          </table:table-cell>
          <table:table-cell office:value-type="float" office:value="0.00000000003004" calcext:value-type="float">
            <text:p>3.00E-11</text:p>
          </table:table-cell>
          <table:table-cell office:value-type="float" office:value="0.07656198" calcext:value-type="float">
            <text:p>0.07656198</text:p>
          </table:table-cell>
          <table:table-cell office:value-type="float" office:value="0.00674403" calcext:value-type="float">
            <text:p>0.00674403</text:p>
          </table:table-cell>
          <table:table-cell office:value-type="float" office:value="0.000000000007231" calcext:value-type="float">
            <text:p>7.23E-12</text:p>
          </table:table-cell>
          <table:table-cell office:value-type="float" office:value="0.91839922" calcext:value-type="float">
            <text:p>0.91839922</text:p>
          </table:table-cell>
          <table:table-cell office:value-type="float" office:value="0.07485675" calcext:value-type="float">
            <text:p>0.07485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125866" calcext:value-type="float">
            <text:p>0.92125866</text:p>
          </table:table-cell>
          <table:table-cell office:value-type="float" office:value="0.00399493" calcext:value-type="float">
            <text:p>0.00399493</text:p>
          </table:table-cell>
          <table:table-cell office:value-type="float" office:value="0.02096508" calcext:value-type="float">
            <text:p>0.02096508</text:p>
          </table:table-cell>
          <table:table-cell office:value-type="float" office:value="0.05378133" calcext:value-type="float">
            <text:p>0.05378133</text:p>
          </table:table-cell>
          <table:table-cell office:value-type="float" office:value="0.00720213" calcext:value-type="float">
            <text:p>0.00720213</text:p>
          </table:table-cell>
          <table:table-cell office:value-type="float" office:value="0.91054865" calcext:value-type="float">
            <text:p>0.91054865</text:p>
          </table:table-cell>
          <table:table-cell office:value-type="float" office:value="0.00000000003107" calcext:value-type="float">
            <text:p>3.11E-11</text:p>
          </table:table-cell>
          <table:table-cell office:value-type="float" office:value="0.08224922" calcext:value-type="float">
            <text:p>0.08224922</text:p>
          </table:table-cell>
          <table:table-cell office:value-type="float" office:value="0.00625298" calcext:value-type="float">
            <text:p>0.00625298</text:p>
          </table:table-cell>
          <table:table-cell office:value-type="float" office:value="0.000000000006934" calcext:value-type="float">
            <text:p>6.93E-12</text:p>
          </table:table-cell>
          <table:table-cell office:value-type="float" office:value="0.91617383" calcext:value-type="float">
            <text:p>0.91617383</text:p>
          </table:table-cell>
          <table:table-cell office:value-type="float" office:value="0.07757318" calcext:value-type="float">
            <text:p>0.077573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375515" calcext:value-type="float">
            <text:p>0.91375515</text:p>
          </table:table-cell>
          <table:table-cell office:value-type="float" office:value="0.00410164" calcext:value-type="float">
            <text:p>0.00410164</text:p>
          </table:table-cell>
          <table:table-cell office:value-type="float" office:value="0.02233393" calcext:value-type="float">
            <text:p>0.02233393</text:p>
          </table:table-cell>
          <table:table-cell office:value-type="float" office:value="0.05980928" calcext:value-type="float">
            <text:p>0.05980928</text:p>
          </table:table-cell>
          <table:table-cell office:value-type="float" office:value="0.00691204" calcext:value-type="float">
            <text:p>0.00691204</text:p>
          </table:table-cell>
          <table:table-cell office:value-type="float" office:value="0.90458331" calcext:value-type="float">
            <text:p>0.90458331</text:p>
          </table:table-cell>
          <table:table-cell office:value-type="float" office:value="0.00000000003203" calcext:value-type="float">
            <text:p>3.20E-11</text:p>
          </table:table-cell>
          <table:table-cell office:value-type="float" office:value="0.08850465" calcext:value-type="float">
            <text:p>0.08850465</text:p>
          </table:table-cell>
          <table:table-cell office:value-type="float" office:value="0.00580465" calcext:value-type="float">
            <text:p>0.00580465</text:p>
          </table:table-cell>
          <table:table-cell office:value-type="float" office:value="0.000000000006663" calcext:value-type="float">
            <text:p>6.66E-12</text:p>
          </table:table-cell>
          <table:table-cell office:value-type="float" office:value="0.91345521" calcext:value-type="float">
            <text:p>0.91345521</text:p>
          </table:table-cell>
          <table:table-cell office:value-type="float" office:value="0.08074014" calcext:value-type="float">
            <text:p>0.080740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054054" calcext:value-type="float">
            <text:p>0.9054054</text:p>
          </table:table-cell>
          <table:table-cell office:value-type="float" office:value="0.00421059" calcext:value-type="float">
            <text:p>0.00421059</text:p>
          </table:table-cell>
          <table:table-cell office:value-type="float" office:value="0.02372687" calcext:value-type="float">
            <text:p>0.02372687</text:p>
          </table:table-cell>
          <table:table-cell office:value-type="float" office:value="0.06665714" calcext:value-type="float">
            <text:p>0.06665714</text:p>
          </table:table-cell>
          <table:table-cell office:value-type="float" office:value="0.00662305" calcext:value-type="float">
            <text:p>0.00662305</text:p>
          </table:table-cell>
          <table:table-cell office:value-type="float" office:value="0.89799143" calcext:value-type="float">
            <text:p>0.89799143</text:p>
          </table:table-cell>
          <table:table-cell office:value-type="float" office:value="0.0000000000329" calcext:value-type="float">
            <text:p>3.29E-11</text:p>
          </table:table-cell>
          <table:table-cell office:value-type="float" office:value="0.09538552" calcext:value-type="float">
            <text:p>0.09538552</text:p>
          </table:table-cell>
          <table:table-cell office:value-type="float" office:value="0.00539468" calcext:value-type="float">
            <text:p>0.00539468</text:p>
          </table:table-cell>
          <table:table-cell office:value-type="float" office:value="0.000000000006416" calcext:value-type="float">
            <text:p>6.42E-12</text:p>
          </table:table-cell>
          <table:table-cell office:value-type="float" office:value="0.91020499" calcext:value-type="float">
            <text:p>0.91020499</text:p>
          </table:table-cell>
          <table:table-cell office:value-type="float" office:value="0.08440033" calcext:value-type="float">
            <text:p>0.084400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9610538" calcext:value-type="float">
            <text:p>0.89610538</text:p>
          </table:table-cell>
          <table:table-cell office:value-type="float" office:value="0.00432118" calcext:value-type="float">
            <text:p>0.00432118</text:p>
          </table:table-cell>
          <table:table-cell office:value-type="float" office:value="0.02513393" calcext:value-type="float">
            <text:p>0.02513393</text:p>
          </table:table-cell>
          <table:table-cell office:value-type="float" office:value="0.07443951" calcext:value-type="float">
            <text:p>0.07443951</text:p>
          </table:table-cell>
          <table:table-cell office:value-type="float" office:value="0.00633546" calcext:value-type="float">
            <text:p>0.00633546</text:p>
          </table:table-cell>
          <table:table-cell office:value-type="float" office:value="0.89071047" calcext:value-type="float">
            <text:p>0.89071047</text:p>
          </table:table-cell>
          <table:table-cell office:value-type="float" office:value="0.00000000003368" calcext:value-type="float">
            <text:p>3.37E-11</text:p>
          </table:table-cell>
          <table:table-cell office:value-type="float" office:value="0.10295407" calcext:value-type="float">
            <text:p>0.10295407</text:p>
          </table:table-cell>
          <table:table-cell office:value-type="float" office:value="0.00501917" calcext:value-type="float">
            <text:p>0.00501917</text:p>
          </table:table-cell>
          <table:table-cell office:value-type="float" office:value="0.00000000000619" calcext:value-type="float">
            <text:p>6.19E-12</text:p>
          </table:table-cell>
          <table:table-cell office:value-type="float" office:value="0.90637733" calcext:value-type="float">
            <text:p>0.90637733</text:p>
          </table:table-cell>
          <table:table-cell office:value-type="float" office:value="0.0886035" calcext:value-type="float">
            <text:p>0.08860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857391" calcext:value-type="float">
            <text:p>0.8857391</text:p>
          </table:table-cell>
          <table:table-cell office:value-type="float" office:value="0.00443267" calcext:value-type="float">
            <text:p>0.00443267</text:p>
          </table:table-cell>
          <table:table-cell office:value-type="float" office:value="0.02654317" calcext:value-type="float">
            <text:p>0.02654317</text:p>
          </table:table-cell>
          <table:table-cell office:value-type="float" office:value="0.08328505" calcext:value-type="float">
            <text:p>0.08328505</text:p>
          </table:table-cell>
          <table:table-cell office:value-type="float" office:value="0.00604958" calcext:value-type="float">
            <text:p>0.00604958</text:p>
          </table:table-cell>
          <table:table-cell office:value-type="float" office:value="0.88267291" calcext:value-type="float">
            <text:p>0.88267291</text:p>
          </table:table-cell>
          <table:table-cell office:value-type="float" office:value="0.00000000003437" calcext:value-type="float">
            <text:p>3.44E-11</text:p>
          </table:table-cell>
          <table:table-cell office:value-type="float" office:value="0.11127751" calcext:value-type="float">
            <text:p>0.11127751</text:p>
          </table:table-cell>
          <table:table-cell office:value-type="float" office:value="0.0046746" calcext:value-type="float">
            <text:p>0.0046746</text:p>
          </table:table-cell>
          <table:table-cell office:value-type="float" office:value="0.000000000005983" calcext:value-type="float">
            <text:p>5.98E-12</text:p>
          </table:table-cell>
          <table:table-cell office:value-type="float" office:value="0.90191824" calcext:value-type="float">
            <text:p>0.90191824</text:p>
          </table:table-cell>
          <table:table-cell office:value-type="float" office:value="0.09340716" calcext:value-type="float">
            <text:p>0.093407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7417832" calcext:value-type="float">
            <text:p>0.87417832</text:p>
          </table:table-cell>
          <table:table-cell office:value-type="float" office:value="0.0045441" calcext:value-type="float">
            <text:p>0.0045441</text:p>
          </table:table-cell>
          <table:table-cell office:value-type="float" office:value="0.02794052" calcext:value-type="float">
            <text:p>0.02794052</text:p>
          </table:table-cell>
          <table:table-cell office:value-type="float" office:value="0.09333706" calcext:value-type="float">
            <text:p>0.09333706</text:p>
          </table:table-cell>
          <table:table-cell office:value-type="float" office:value="0.0057657" calcext:value-type="float">
            <text:p>0.0057657</text:p>
          </table:table-cell>
          <table:table-cell office:value-type="float" office:value="0.87380633" calcext:value-type="float">
            <text:p>0.87380633</text:p>
          </table:table-cell>
          <table:table-cell office:value-type="float" office:value="0.00000000003493" calcext:value-type="float">
            <text:p>3.49E-11</text:p>
          </table:table-cell>
          <table:table-cell office:value-type="float" office:value="0.12042796" calcext:value-type="float">
            <text:p>0.12042796</text:p>
          </table:table-cell>
          <table:table-cell office:value-type="float" office:value="0.00435781" calcext:value-type="float">
            <text:p>0.00435781</text:p>
          </table:table-cell>
          <table:table-cell office:value-type="float" office:value="0.000000000005793" calcext:value-type="float">
            <text:p>5.79E-12</text:p>
          </table:table-cell>
          <table:table-cell office:value-type="float" office:value="0.89676481" calcext:value-type="float">
            <text:p>0.89676481</text:p>
          </table:table-cell>
          <table:table-cell office:value-type="float" office:value="0.09887738" calcext:value-type="float">
            <text:p>0.098877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128262" calcext:value-type="float">
            <text:p>0.86128262</text:p>
          </table:table-cell>
          <table:table-cell office:value-type="float" office:value="0.0046543" calcext:value-type="float">
            <text:p>0.0046543</text:p>
          </table:table-cell>
          <table:table-cell office:value-type="float" office:value="0.02930956" calcext:value-type="float">
            <text:p>0.02930956</text:p>
          </table:table-cell>
          <table:table-cell office:value-type="float" office:value="0.10475351" calcext:value-type="float">
            <text:p>0.10475351</text:p>
          </table:table-cell>
          <table:table-cell office:value-type="float" office:value="0.00548412" calcext:value-type="float">
            <text:p>0.00548412</text:p>
          </table:table-cell>
          <table:table-cell office:value-type="float" office:value="0.86403366" calcext:value-type="float">
            <text:p>0.86403366</text:p>
          </table:table-cell>
          <table:table-cell office:value-type="float" office:value="0.00000000003538" calcext:value-type="float">
            <text:p>3.54E-11</text:p>
          </table:table-cell>
          <table:table-cell office:value-type="float" office:value="0.13048221" calcext:value-type="float">
            <text:p>0.13048221</text:p>
          </table:table-cell>
          <table:table-cell office:value-type="float" office:value="0.00406595" calcext:value-type="float">
            <text:p>0.00406595</text:p>
          </table:table-cell>
          <table:table-cell office:value-type="float" office:value="0.000000000005619" calcext:value-type="float">
            <text:p>5.62E-12</text:p>
          </table:table-cell>
          <table:table-cell office:value-type="float" office:value="0.89084441" calcext:value-type="float">
            <text:p>0.89084441</text:p>
          </table:table-cell>
          <table:table-cell office:value-type="float" office:value="0.10508963" calcext:value-type="float">
            <text:p>0.105089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690037" calcext:value-type="float">
            <text:p>0.84690037</text:p>
          </table:table-cell>
          <table:table-cell office:value-type="float" office:value="0.00476182" calcext:value-type="float">
            <text:p>0.00476182</text:p>
          </table:table-cell>
          <table:table-cell office:value-type="float" office:value="0.03063141" calcext:value-type="float">
            <text:p>0.03063141</text:p>
          </table:table-cell>
          <table:table-cell office:value-type="float" office:value="0.1177064" calcext:value-type="float">
            <text:p>0.1177064</text:p>
          </table:table-cell>
          <table:table-cell office:value-type="float" office:value="0.00520514" calcext:value-type="float">
            <text:p>0.00520514</text:p>
          </table:table-cell>
          <table:table-cell office:value-type="float" office:value="0.85327369" calcext:value-type="float">
            <text:p>0.85327369</text:p>
          </table:table-cell>
          <table:table-cell office:value-type="float" office:value="0.00000000003569" calcext:value-type="float">
            <text:p>3.57E-11</text:p>
          </table:table-cell>
          <table:table-cell office:value-type="float" office:value="0.14152117" calcext:value-type="float">
            <text:p>0.14152117</text:p>
          </table:table-cell>
          <table:table-cell office:value-type="float" office:value="0.00379645" calcext:value-type="float">
            <text:p>0.00379645</text:p>
          </table:table-cell>
          <table:table-cell office:value-type="float" office:value="0.000000000005459" calcext:value-type="float">
            <text:p>5.46E-12</text:p>
          </table:table-cell>
          <table:table-cell office:value-type="float" office:value="0.88407391" calcext:value-type="float">
            <text:p>0.88407391</text:p>
          </table:table-cell>
          <table:table-cell office:value-type="float" office:value="0.11212964" calcext:value-type="float">
            <text:p>0.112129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3087058" calcext:value-type="float">
            <text:p>0.83087058</text:p>
          </table:table-cell>
          <table:table-cell office:value-type="float" office:value="0.00486496" calcext:value-type="float">
            <text:p>0.00486496</text:p>
          </table:table-cell>
          <table:table-cell office:value-type="float" office:value="0.03188459" calcext:value-type="float">
            <text:p>0.03188459</text:p>
          </table:table-cell>
          <table:table-cell office:value-type="float" office:value="0.13237987" calcext:value-type="float">
            <text:p>0.13237987</text:p>
          </table:table-cell>
          <table:table-cell office:value-type="float" office:value="0.00492906" calcext:value-type="float">
            <text:p>0.00492906</text:p>
          </table:table-cell>
          <table:table-cell office:value-type="float" office:value="0.84144184" calcext:value-type="float">
            <text:p>0.84144184</text:p>
          </table:table-cell>
          <table:table-cell office:value-type="float" office:value="0.00000000003586" calcext:value-type="float">
            <text:p>3.59E-11</text:p>
          </table:table-cell>
          <table:table-cell office:value-type="float" office:value="0.15362911" calcext:value-type="float">
            <text:p>0.15362911</text:p>
          </table:table-cell>
          <table:table-cell office:value-type="float" office:value="0.00354698" calcext:value-type="float">
            <text:p>0.00354698</text:p>
          </table:table-cell>
          <table:table-cell office:value-type="float" office:value="0.000000000005311" calcext:value-type="float">
            <text:p>5.31E-12</text:p>
          </table:table-cell>
          <table:table-cell office:value-type="float" office:value="0.87635886" calcext:value-type="float">
            <text:p>0.87635886</text:p>
          </table:table-cell>
          <table:table-cell office:value-type="float" office:value="0.12009416" calcext:value-type="float">
            <text:p>0.12009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30263" calcext:value-type="float">
            <text:p>0.8130263</text:p>
          </table:table-cell>
          <table:table-cell office:value-type="float" office:value="0.00496166" calcext:value-type="float">
            <text:p>0.00496166</text:p>
          </table:table-cell>
          <table:table-cell office:value-type="float" office:value="0.03304506" calcext:value-type="float">
            <text:p>0.03304506</text:p>
          </table:table-cell>
          <table:table-cell office:value-type="float" office:value="0.14896698" calcext:value-type="float">
            <text:p>0.14896698</text:p>
          </table:table-cell>
          <table:table-cell office:value-type="float" office:value="0.00465618" calcext:value-type="float">
            <text:p>0.00465618</text:p>
          </table:table-cell>
          <table:table-cell office:value-type="float" office:value="0.82845137" calcext:value-type="float">
            <text:p>0.82845137</text:p>
          </table:table-cell>
          <table:table-cell office:value-type="float" office:value="0.00000000003587" calcext:value-type="float">
            <text:p>3.59E-11</text:p>
          </table:table-cell>
          <table:table-cell office:value-type="float" office:value="0.16689245" calcext:value-type="float">
            <text:p>0.16689245</text:p>
          </table:table-cell>
          <table:table-cell office:value-type="float" office:value="0.00331542" calcext:value-type="float">
            <text:p>0.00331542</text:p>
          </table:table-cell>
          <table:table-cell office:value-type="float" office:value="0.000000000005174" calcext:value-type="float">
            <text:p>5.17E-12</text:p>
          </table:table-cell>
          <table:table-cell office:value-type="float" office:value="0.86759291" calcext:value-type="float">
            <text:p>0.86759291</text:p>
          </table:table-cell>
          <table:table-cell office:value-type="float" office:value="0.12909167" calcext:value-type="float">
            <text:p>0.129091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319969" calcext:value-type="float">
            <text:p>0.79319969</text:p>
          </table:table-cell>
          <table:table-cell office:value-type="float" office:value="0.00504956" calcext:value-type="float">
            <text:p>0.00504956</text:p>
          </table:table-cell>
          <table:table-cell office:value-type="float" office:value="0.03408638" calcext:value-type="float">
            <text:p>0.03408638</text:p>
          </table:table-cell>
          <table:table-cell office:value-type="float" office:value="0.16766438" calcext:value-type="float">
            <text:p>0.16766438</text:p>
          </table:table-cell>
          <table:table-cell office:value-type="float" office:value="0.00438686" calcext:value-type="float">
            <text:p>0.00438686</text:p>
          </table:table-cell>
          <table:table-cell office:value-type="float" office:value="0.81421495" calcext:value-type="float">
            <text:p>0.81421495</text:p>
          </table:table-cell>
          <table:table-cell office:value-type="float" office:value="0.00000000003574" calcext:value-type="float">
            <text:p>3.57E-11</text:p>
          </table:table-cell>
          <table:table-cell office:value-type="float" office:value="0.18139819" calcext:value-type="float">
            <text:p>0.18139819</text:p>
          </table:table-cell>
          <table:table-cell office:value-type="float" office:value="0.00309984" calcext:value-type="float">
            <text:p>0.00309984</text:p>
          </table:table-cell>
          <table:table-cell office:value-type="float" office:value="0.000000000005047" calcext:value-type="float">
            <text:p>5.05E-12</text:p>
          </table:table-cell>
          <table:table-cell office:value-type="float" office:value="0.85765741" calcext:value-type="float">
            <text:p>0.85765741</text:p>
          </table:table-cell>
          <table:table-cell office:value-type="float" office:value="0.13924275" calcext:value-type="float">
            <text:p>0.139242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122933" calcext:value-type="float">
            <text:p>0.77122933</text:p>
          </table:table-cell>
          <table:table-cell office:value-type="float" office:value="0.00512596" calcext:value-type="float">
            <text:p>0.00512596</text:p>
          </table:table-cell>
          <table:table-cell office:value-type="float" office:value="0.03498001" calcext:value-type="float">
            <text:p>0.03498001</text:p>
          </table:table-cell>
          <table:table-cell office:value-type="float" office:value="0.1886647" calcext:value-type="float">
            <text:p>0.1886647</text:p>
          </table:table-cell>
          <table:table-cell office:value-type="float" office:value="0.00412144" calcext:value-type="float">
            <text:p>0.00412144</text:p>
          </table:table-cell>
          <table:table-cell office:value-type="float" office:value="0.79864684" calcext:value-type="float">
            <text:p>0.79864684</text:p>
          </table:table-cell>
          <table:table-cell office:value-type="float" office:value="0.00000000003544" calcext:value-type="float">
            <text:p>3.54E-11</text:p>
          </table:table-cell>
          <table:table-cell office:value-type="float" office:value="0.19723173" calcext:value-type="float">
            <text:p>0.19723173</text:p>
          </table:table-cell>
          <table:table-cell office:value-type="float" office:value="0.00289851" calcext:value-type="float">
            <text:p>0.00289851</text:p>
          </table:table-cell>
          <table:table-cell office:value-type="float" office:value="0.000000000004927" calcext:value-type="float">
            <text:p>4.93E-12</text:p>
          </table:table-cell>
          <table:table-cell office:value-type="float" office:value="0.84642133" calcext:value-type="float">
            <text:p>0.84642133</text:p>
          </table:table-cell>
          <table:table-cell office:value-type="float" office:value="0.15068016" calcext:value-type="float">
            <text:p>0.15068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4697002" calcext:value-type="float">
            <text:p>0.74697002</text:p>
          </table:table-cell>
          <table:table-cell office:value-type="float" office:value="0.00518785" calcext:value-type="float">
            <text:p>0.00518785</text:p>
          </table:table-cell>
          <table:table-cell office:value-type="float" office:value="0.03569599" calcext:value-type="float">
            <text:p>0.03569599</text:p>
          </table:table-cell>
          <table:table-cell office:value-type="float" office:value="0.21214614" calcext:value-type="float">
            <text:p>0.21214614</text:p>
          </table:table-cell>
          <table:table-cell office:value-type="float" office:value="0.00386031" calcext:value-type="float">
            <text:p>0.00386031</text:p>
          </table:table-cell>
          <table:table-cell office:value-type="float" office:value="0.78166552" calcext:value-type="float">
            <text:p>0.78166552</text:p>
          </table:table-cell>
          <table:table-cell office:value-type="float" office:value="0.00000000003497" calcext:value-type="float">
            <text:p>3.50E-11</text:p>
          </table:table-cell>
          <table:table-cell office:value-type="float" office:value="0.21447418" calcext:value-type="float">
            <text:p>0.21447418</text:p>
          </table:table-cell>
          <table:table-cell office:value-type="float" office:value="0.00270981" calcext:value-type="float">
            <text:p>0.00270981</text:p>
          </table:table-cell>
          <table:table-cell office:value-type="float" office:value="0.000000000004813" calcext:value-type="float">
            <text:p>4.81E-12</text:p>
          </table:table-cell>
          <table:table-cell office:value-type="float" office:value="0.83374188" calcext:value-type="float">
            <text:p>0.83374188</text:p>
          </table:table-cell>
          <table:table-cell office:value-type="float" office:value="0.16354831" calcext:value-type="float">
            <text:p>0.163548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2030518" calcext:value-type="float">
            <text:p>0.72030518</text:p>
          </table:table-cell>
          <table:table-cell office:value-type="float" office:value="0.00523197" calcext:value-type="float">
            <text:p>0.00523197</text:p>
          </table:table-cell>
          <table:table-cell office:value-type="float" office:value="0.03620383" calcext:value-type="float">
            <text:p>0.03620383</text:p>
          </table:table-cell>
          <table:table-cell office:value-type="float" office:value="0.23825901" calcext:value-type="float">
            <text:p>0.23825901</text:p>
          </table:table-cell>
          <table:table-cell office:value-type="float" office:value="0.0036039" calcext:value-type="float">
            <text:p>0.0036039</text:p>
          </table:table-cell>
          <table:table-cell office:value-type="float" office:value="0.76319707" calcext:value-type="float">
            <text:p>0.76319707</text:p>
          </table:table-cell>
          <table:table-cell office:value-type="float" office:value="0.00000000003434" calcext:value-type="float">
            <text:p>3.43E-11</text:p>
          </table:table-cell>
          <table:table-cell office:value-type="float" office:value="0.23319903" calcext:value-type="float">
            <text:p>0.23319903</text:p>
          </table:table-cell>
          <table:table-cell office:value-type="float" office:value="0.00253231" calcext:value-type="float">
            <text:p>0.00253231</text:p>
          </table:table-cell>
          <table:table-cell office:value-type="float" office:value="0.000000000004704" calcext:value-type="float">
            <text:p>4.70E-12</text:p>
          </table:table-cell>
          <table:table-cell office:value-type="float" office:value="0.81946585" calcext:value-type="float">
            <text:p>0.81946585</text:p>
          </table:table-cell>
          <table:table-cell office:value-type="float" office:value="0.17800184" calcext:value-type="float">
            <text:p>0.178001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9116176" calcext:value-type="float">
            <text:p>0.69116176</text:p>
          </table:table-cell>
          <table:table-cell office:value-type="float" office:value="0.00525492" calcext:value-type="float">
            <text:p>0.00525492</text:p>
          </table:table-cell>
          <table:table-cell office:value-type="float" office:value="0.03647381" calcext:value-type="float">
            <text:p>0.03647381</text:p>
          </table:table-cell>
          <table:table-cell office:value-type="float" office:value="0.26710951" calcext:value-type="float">
            <text:p>0.26710951</text:p>
          </table:table-cell>
          <table:table-cell office:value-type="float" office:value="0.00335268" calcext:value-type="float">
            <text:p>0.00335268</text:p>
          </table:table-cell>
          <table:table-cell office:value-type="float" office:value="0.74317913" calcext:value-type="float">
            <text:p>0.74317913</text:p>
          </table:table-cell>
          <table:table-cell office:value-type="float" office:value="0.00000000003354" calcext:value-type="float">
            <text:p>3.35E-11</text:p>
          </table:table-cell>
          <table:table-cell office:value-type="float" office:value="0.25346819" calcext:value-type="float">
            <text:p>0.25346819</text:p>
          </table:table-cell>
          <table:table-cell office:value-type="float" office:value="0.00236468" calcext:value-type="float">
            <text:p>0.00236468</text:p>
          </table:table-cell>
          <table:table-cell office:value-type="float" office:value="0.000000000004598" calcext:value-type="float">
            <text:p>4.60E-12</text:p>
          </table:table-cell>
          <table:table-cell office:value-type="float" office:value="0.80343217" calcext:value-type="float">
            <text:p>0.80343217</text:p>
          </table:table-cell>
          <table:table-cell office:value-type="float" office:value="0.19420315" calcext:value-type="float">
            <text:p>0.194203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952693" calcext:value-type="float">
            <text:p>0.65952693</text:p>
          </table:table-cell>
          <table:table-cell office:value-type="float" office:value="0.00525324" calcext:value-type="float">
            <text:p>0.00525324</text:p>
          </table:table-cell>
          <table:table-cell office:value-type="float" office:value="0.03647868" calcext:value-type="float">
            <text:p>0.03647868</text:p>
          </table:table-cell>
          <table:table-cell office:value-type="float" office:value="0.29874114" calcext:value-type="float">
            <text:p>0.29874114</text:p>
          </table:table-cell>
          <table:table-cell office:value-type="float" office:value="0.00310718" calcext:value-type="float">
            <text:p>0.00310718</text:p>
          </table:table-cell>
          <table:table-cell office:value-type="float" office:value="0.72156539" calcext:value-type="float">
            <text:p>0.72156539</text:p>
          </table:table-cell>
          <table:table-cell office:value-type="float" office:value="0.00000000003258" calcext:value-type="float">
            <text:p>3.26E-11</text:p>
          </table:table-cell>
          <table:table-cell office:value-type="float" office:value="0.27532743" calcext:value-type="float">
            <text:p>0.27532743</text:p>
          </table:table-cell>
          <table:table-cell office:value-type="float" office:value="0.00220572" calcext:value-type="float">
            <text:p>0.00220572</text:p>
          </table:table-cell>
          <table:table-cell office:value-type="float" office:value="0.000000000004493" calcext:value-type="float">
            <text:p>4.49E-12</text:p>
          </table:table-cell>
          <table:table-cell office:value-type="float" office:value="0.78547591" calcext:value-type="float">
            <text:p>0.78547591</text:p>
          </table:table-cell>
          <table:table-cell office:value-type="float" office:value="0.21231837" calcext:value-type="float">
            <text:p>0.212318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54653" calcext:value-type="float">
            <text:p>0.6254653</text:p>
          </table:table-cell>
          <table:table-cell office:value-type="float" office:value="0.00522371" calcext:value-type="float">
            <text:p>0.00522371</text:p>
          </table:table-cell>
          <table:table-cell office:value-type="float" office:value="0.03619568" calcext:value-type="float">
            <text:p>0.03619568</text:p>
          </table:table-cell>
          <table:table-cell office:value-type="float" office:value="0.3331153" calcext:value-type="float">
            <text:p>0.3331153</text:p>
          </table:table-cell>
          <table:table-cell office:value-type="float" office:value="0.00286794" calcext:value-type="float">
            <text:p>0.00286794</text:p>
          </table:table-cell>
          <table:table-cell office:value-type="float" office:value="0.69833064" calcext:value-type="float">
            <text:p>0.69833064</text:p>
          </table:table-cell>
          <table:table-cell office:value-type="float" office:value="0.00000000003146" calcext:value-type="float">
            <text:p>3.15E-11</text:p>
          </table:table-cell>
          <table:table-cell office:value-type="float" office:value="0.29880142" calcext:value-type="float">
            <text:p>0.29880142</text:p>
          </table:table-cell>
          <table:table-cell office:value-type="float" office:value="0.00205437" calcext:value-type="float">
            <text:p>0.00205437</text:p>
          </table:table-cell>
          <table:table-cell office:value-type="float" office:value="0.000000000004388" calcext:value-type="float">
            <text:p>4.39E-12</text:p>
          </table:table-cell>
          <table:table-cell office:value-type="float" office:value="0.76543414" calcext:value-type="float">
            <text:p>0.76543414</text:p>
          </table:table-cell>
          <table:table-cell office:value-type="float" office:value="0.23251149" calcext:value-type="float">
            <text:p>0.232511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913475" calcext:value-type="float">
            <text:p>0.58913475</text:p>
          </table:table-cell>
          <table:table-cell office:value-type="float" office:value="0.0051635" calcext:value-type="float">
            <text:p>0.0051635</text:p>
          </table:table-cell>
          <table:table-cell office:value-type="float" office:value="0.03560877" calcext:value-type="float">
            <text:p>0.03560877</text:p>
          </table:table-cell>
          <table:table-cell office:value-type="float" office:value="0.37009298" calcext:value-type="float">
            <text:p>0.37009298</text:p>
          </table:table-cell>
          <table:table-cell office:value-type="float" office:value="0.00263559" calcext:value-type="float">
            <text:p>0.00263559</text:p>
          </table:table-cell>
          <table:table-cell office:value-type="float" office:value="0.67347601" calcext:value-type="float">
            <text:p>0.67347601</text:p>
          </table:table-cell>
          <table:table-cell office:value-type="float" office:value="0.0000000000302" calcext:value-type="float">
            <text:p>3.02E-11</text:p>
          </table:table-cell>
          <table:table-cell office:value-type="float" office:value="0.3238884" calcext:value-type="float">
            <text:p>0.3238884</text:p>
          </table:table-cell>
          <table:table-cell office:value-type="float" office:value="0.00190968" calcext:value-type="float">
            <text:p>0.00190968</text:p>
          </table:table-cell>
          <table:table-cell office:value-type="float" office:value="0.00000000000428" calcext:value-type="float">
            <text:p>4.28E-12</text:p>
          </table:table-cell>
          <table:table-cell office:value-type="float" office:value="0.74315409" calcext:value-type="float">
            <text:p>0.74315409</text:p>
          </table:table-cell>
          <table:table-cell office:value-type="float" office:value="0.25493623" calcext:value-type="float">
            <text:p>0.254936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079819" calcext:value-type="float">
            <text:p>0.55079819</text:p>
          </table:table-cell>
          <table:table-cell office:value-type="float" office:value="0.00507046" calcext:value-type="float">
            <text:p>0.00507046</text:p>
          </table:table-cell>
          <table:table-cell office:value-type="float" office:value="0.03471086" calcext:value-type="float">
            <text:p>0.03471086</text:p>
          </table:table-cell>
          <table:table-cell office:value-type="float" office:value="0.40942049" calcext:value-type="float">
            <text:p>0.40942049</text:p>
          </table:table-cell>
          <table:table-cell office:value-type="float" office:value="0.00241078" calcext:value-type="float">
            <text:p>0.00241078</text:p>
          </table:table-cell>
          <table:table-cell office:value-type="float" office:value="0.64703423" calcext:value-type="float">
            <text:p>0.64703423</text:p>
          </table:table-cell>
          <table:table-cell office:value-type="float" office:value="0.0000000000288" calcext:value-type="float">
            <text:p>2.88E-11</text:p>
          </table:table-cell>
          <table:table-cell office:value-type="float" office:value="0.35055498" calcext:value-type="float">
            <text:p>0.35055498</text:p>
          </table:table-cell>
          <table:table-cell office:value-type="float" office:value="0.00177084" calcext:value-type="float">
            <text:p>0.00177084</text:p>
          </table:table-cell>
          <table:table-cell office:value-type="float" office:value="0.000000000004169" calcext:value-type="float">
            <text:p>4.17E-12</text:p>
          </table:table-cell>
          <table:table-cell office:value-type="float" office:value="0.71850369" calcext:value-type="float">
            <text:p>0.71850369</text:p>
          </table:table-cell>
          <table:table-cell office:value-type="float" office:value="0.27972547" calcext:value-type="float">
            <text:p>0.279725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1082848" calcext:value-type="float">
            <text:p>0.51082848</text:p>
          </table:table-cell>
          <table:table-cell office:value-type="float" office:value="0.00494341" calcext:value-type="float">
            <text:p>0.00494341</text:p>
          </table:table-cell>
          <table:table-cell office:value-type="float" office:value="0.03350582" calcext:value-type="float">
            <text:p>0.03350582</text:p>
          </table:table-cell>
          <table:table-cell office:value-type="float" office:value="0.45072228" calcext:value-type="float">
            <text:p>0.45072228</text:p>
          </table:table-cell>
          <table:table-cell office:value-type="float" office:value="0.0021942" calcext:value-type="float">
            <text:p>0.0021942</text:p>
          </table:table-cell>
          <table:table-cell office:value-type="float" office:value="0.61907441" calcext:value-type="float">
            <text:p>0.61907441</text:p>
          </table:table-cell>
          <table:table-cell office:value-type="float" office:value="0.00000000002728" calcext:value-type="float">
            <text:p>2.73E-11</text:p>
          </table:table-cell>
          <table:table-cell office:value-type="float" office:value="0.37873139" calcext:value-type="float">
            <text:p>0.37873139</text:p>
          </table:table-cell>
          <table:table-cell office:value-type="float" office:value="0.00163719" calcext:value-type="float">
            <text:p>0.00163719</text:p>
          </table:table-cell>
          <table:table-cell office:value-type="float" office:value="0.000000000004052" calcext:value-type="float">
            <text:p>4.05E-12</text:p>
          </table:table-cell>
          <table:table-cell office:value-type="float" office:value="0.69138474" calcext:value-type="float">
            <text:p>0.69138474</text:p>
          </table:table-cell>
          <table:table-cell office:value-type="float" office:value="0.30697807" calcext:value-type="float">
            <text:p>0.306978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70369" calcext:value-type="float">
            <text:p>0.46970369</text:p>
          </table:table-cell>
          <table:table-cell office:value-type="float" office:value="0.00478239" calcext:value-type="float">
            <text:p>0.00478239</text:p>
          </table:table-cell>
          <table:table-cell office:value-type="float" office:value="0.03200982" calcext:value-type="float">
            <text:p>0.03200982</text:p>
          </table:table-cell>
          <table:table-cell office:value-type="float" office:value="0.49350409" calcext:value-type="float">
            <text:p>0.49350409</text:p>
          </table:table-cell>
          <table:table-cell office:value-type="float" office:value="0.00198655" calcext:value-type="float">
            <text:p>0.00198655</text:p>
          </table:table-cell>
          <table:table-cell office:value-type="float" office:value="0.58970591" calcext:value-type="float">
            <text:p>0.58970591</text:p>
          </table:table-cell>
          <table:table-cell office:value-type="float" office:value="0.00000000002566" calcext:value-type="float">
            <text:p>2.57E-11</text:p>
          </table:table-cell>
          <table:table-cell office:value-type="float" office:value="0.40830754" calcext:value-type="float">
            <text:p>0.40830754</text:p>
          </table:table-cell>
          <table:table-cell office:value-type="float" office:value="0.0015082" calcext:value-type="float">
            <text:p>0.0015082</text:p>
          </table:table-cell>
          <table:table-cell office:value-type="float" office:value="0.000000000003927" calcext:value-type="float">
            <text:p>3.93E-12</text:p>
          </table:table-cell>
          <table:table-cell office:value-type="float" office:value="0.66174832" calcext:value-type="float">
            <text:p>0.66174832</text:p>
          </table:table-cell>
          <table:table-cell office:value-type="float" office:value="0.33674348" calcext:value-type="float">
            <text:p>0.3367434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2799115" calcext:value-type="float">
            <text:p>0.42799115</text:p>
          </table:table-cell>
          <table:table-cell office:value-type="float" office:value="0.00458878" calcext:value-type="float">
            <text:p>0.00458878</text:p>
          </table:table-cell>
          <table:table-cell office:value-type="float" office:value="0.03025171" calcext:value-type="float">
            <text:p>0.03025171</text:p>
          </table:table-cell>
          <table:table-cell office:value-type="float" office:value="0.53716837" calcext:value-type="float">
            <text:p>0.53716837</text:p>
          </table:table-cell>
          <table:table-cell office:value-type="float" office:value="0.00178853" calcext:value-type="float">
            <text:p>0.00178853</text:p>
          </table:table-cell>
          <table:table-cell office:value-type="float" office:value="0.55908071" calcext:value-type="float">
            <text:p>0.55908071</text:p>
          </table:table-cell>
          <table:table-cell office:value-type="float" office:value="0.00000000002396" calcext:value-type="float">
            <text:p>2.40E-11</text:p>
          </table:table-cell>
          <table:table-cell office:value-type="float" office:value="0.43913075" calcext:value-type="float">
            <text:p>0.43913075</text:p>
          </table:table-cell>
          <table:table-cell office:value-type="float" office:value="0.00138351" calcext:value-type="float">
            <text:p>0.00138351</text:p>
          </table:table-cell>
          <table:table-cell office:value-type="float" office:value="0.000000000003793" calcext:value-type="float">
            <text:p>3.79E-12</text:p>
          </table:table-cell>
          <table:table-cell office:value-type="float" office:value="0.62961163" calcext:value-type="float">
            <text:p>0.62961163</text:p>
          </table:table-cell>
          <table:table-cell office:value-type="float" office:value="0.36900486" calcext:value-type="float">
            <text:p>0.3690048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632006" calcext:value-type="float">
            <text:p>0.38632006</text:p>
          </table:table-cell>
          <table:table-cell office:value-type="float" office:value="0.00436539" calcext:value-type="float">
            <text:p>0.00436539</text:p>
          </table:table-cell>
          <table:table-cell office:value-type="float" office:value="0.02827222" calcext:value-type="float">
            <text:p>0.02827222</text:p>
          </table:table-cell>
          <table:table-cell office:value-type="float" office:value="0.58104232" calcext:value-type="float">
            <text:p>0.58104232</text:p>
          </table:table-cell>
          <table:table-cell office:value-type="float" office:value="0.00160083" calcext:value-type="float">
            <text:p>0.00160083</text:p>
          </table:table-cell>
          <table:table-cell office:value-type="float" office:value="0.52739389" calcext:value-type="float">
            <text:p>0.52739389</text:p>
          </table:table-cell>
          <table:table-cell office:value-type="float" office:value="0.00000000002221" calcext:value-type="float">
            <text:p>2.22E-11</text:p>
          </table:table-cell>
          <table:table-cell office:value-type="float" office:value="0.47100528" calcext:value-type="float">
            <text:p>0.47100528</text:p>
          </table:table-cell>
          <table:table-cell office:value-type="float" office:value="0.00126294" calcext:value-type="float">
            <text:p>0.00126294</text:p>
          </table:table-cell>
          <table:table-cell office:value-type="float" office:value="0.00000000000365" calcext:value-type="float">
            <text:p>3.65E-12</text:p>
          </table:table-cell>
          <table:table-cell office:value-type="float" office:value="0.5950748" calcext:value-type="float">
            <text:p>0.5950748</text:p>
          </table:table-cell>
          <table:table-cell office:value-type="float" office:value="0.40366226" calcext:value-type="float">
            <text:p>0.403662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534498" calcext:value-type="float">
            <text:p>0.34534498</text:p>
          </table:table-cell>
          <table:table-cell office:value-type="float" office:value="0.00411637" calcext:value-type="float">
            <text:p>0.00411637</text:p>
          </table:table-cell>
          <table:table-cell office:value-type="float" office:value="0.02612193" calcext:value-type="float">
            <text:p>0.02612193</text:p>
          </table:table-cell>
          <table:table-cell office:value-type="float" office:value="0.62441671" calcext:value-type="float">
            <text:p>0.62441671</text:p>
          </table:table-cell>
          <table:table-cell office:value-type="float" office:value="0.00142405" calcext:value-type="float">
            <text:p>0.00142405</text:p>
          </table:table-cell>
          <table:table-cell office:value-type="float" office:value="0.4948815" calcext:value-type="float">
            <text:p>0.4948815</text:p>
          </table:table-cell>
          <table:table-cell office:value-type="float" office:value="0.00000000002042" calcext:value-type="float">
            <text:p>2.04E-11</text:p>
          </table:table-cell>
          <table:table-cell office:value-type="float" office:value="0.50369445" calcext:value-type="float">
            <text:p>0.50369445</text:p>
          </table:table-cell>
          <table:table-cell office:value-type="float" office:value="0.00114648" calcext:value-type="float">
            <text:p>0.00114648</text:p>
          </table:table-cell>
          <table:table-cell office:value-type="float" office:value="0.000000000003495" calcext:value-type="float">
            <text:p>3.50E-12</text:p>
          </table:table-cell>
          <table:table-cell office:value-type="float" office:value="0.55833572" calcext:value-type="float">
            <text:p>0.55833572</text:p>
          </table:table-cell>
          <table:table-cell office:value-type="float" office:value="0.44051779" calcext:value-type="float">
            <text:p>0.440517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570404" calcext:value-type="float">
            <text:p>0.30570404</text:p>
          </table:table-cell>
          <table:table-cell office:value-type="float" office:value="0.00384699" calcext:value-type="float">
            <text:p>0.00384699</text:p>
          </table:table-cell>
          <table:table-cell office:value-type="float" office:value="0.02385803" calcext:value-type="float">
            <text:p>0.02385803</text:p>
          </table:table-cell>
          <table:table-cell office:value-type="float" office:value="0.66659095" calcext:value-type="float">
            <text:p>0.66659095</text:p>
          </table:table-cell>
          <table:table-cell office:value-type="float" office:value="0.00125874" calcext:value-type="float">
            <text:p>0.00125874</text:p>
          </table:table-cell>
          <table:table-cell office:value-type="float" office:value="0.46181584" calcext:value-type="float">
            <text:p>0.46181584</text:p>
          </table:table-cell>
          <table:table-cell office:value-type="float" office:value="0.00000000001862" calcext:value-type="float">
            <text:p>1.86E-11</text:p>
          </table:table-cell>
          <table:table-cell office:value-type="float" office:value="0.53692543" calcext:value-type="float">
            <text:p>0.53692543</text:p>
          </table:table-cell>
          <table:table-cell office:value-type="float" office:value="0.00103429" calcext:value-type="float">
            <text:p>0.00103429</text:p>
          </table:table-cell>
          <table:table-cell office:value-type="float" office:value="0.000000000003329" calcext:value-type="float">
            <text:p>3.33E-12</text:p>
          </table:table-cell>
          <table:table-cell office:value-type="float" office:value="0.51969995" calcext:value-type="float">
            <text:p>0.51969995</text:p>
          </table:table-cell>
          <table:table-cell office:value-type="float" office:value="0.47926576" calcext:value-type="float">
            <text:p>0.479265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797754" calcext:value-type="float">
            <text:p>0.26797754</text:p>
          </table:table-cell>
          <table:table-cell office:value-type="float" office:value="0.00356326" calcext:value-type="float">
            <text:p>0.00356326</text:p>
          </table:table-cell>
          <table:table-cell office:value-type="float" office:value="0.02154045" calcext:value-type="float">
            <text:p>0.02154045</text:p>
          </table:table-cell>
          <table:table-cell office:value-type="float" office:value="0.70691875" calcext:value-type="float">
            <text:p>0.70691875</text:p>
          </table:table-cell>
          <table:table-cell office:value-type="float" office:value="0.00110531" calcext:value-type="float">
            <text:p>0.00110531</text:p>
          </table:table-cell>
          <table:table-cell office:value-type="float" office:value="0.42849796" calcext:value-type="float">
            <text:p>0.42849796</text:p>
          </table:table-cell>
          <table:table-cell office:value-type="float" office:value="0.00000000001684" calcext:value-type="float">
            <text:p>1.68E-11</text:p>
          </table:table-cell>
          <table:table-cell office:value-type="float" office:value="0.57039673" calcext:value-type="float">
            <text:p>0.57039673</text:p>
          </table:table-cell>
          <table:table-cell office:value-type="float" office:value="0.00092668" calcext:value-type="float">
            <text:p>0.00092668</text:p>
          </table:table-cell>
          <table:table-cell office:value-type="float" office:value="0.000000000003151" calcext:value-type="float">
            <text:p>3.15E-12</text:p>
          </table:table-cell>
          <table:table-cell office:value-type="float" office:value="0.47958303" calcext:value-type="float">
            <text:p>0.47958303</text:p>
          </table:table-cell>
          <table:table-cell office:value-type="float" office:value="0.51949029" calcext:value-type="float">
            <text:p>0.519490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3265252" calcext:value-type="float">
            <text:p>0.23265252</text:p>
          </table:table-cell>
          <table:table-cell office:value-type="float" office:value="0.00327159" calcext:value-type="float">
            <text:p>0.00327159</text:p>
          </table:table-cell>
          <table:table-cell office:value-type="float" office:value="0.01922776" calcext:value-type="float">
            <text:p>0.01922776</text:p>
          </table:table-cell>
          <table:table-cell office:value-type="float" office:value="0.74484813" calcext:value-type="float">
            <text:p>0.74484813</text:p>
          </table:table-cell>
          <table:table-cell office:value-type="float" office:value="0.00096406" calcext:value-type="float">
            <text:p>0.00096406</text:p>
          </table:table-cell>
          <table:table-cell office:value-type="float" office:value="0.39524768" calcext:value-type="float">
            <text:p>0.39524768</text:p>
          </table:table-cell>
          <table:table-cell office:value-type="float" office:value="0.0000000000151" calcext:value-type="float">
            <text:p>1.51E-11</text:p>
          </table:table-cell>
          <table:table-cell office:value-type="float" office:value="0.60378826" calcext:value-type="float">
            <text:p>0.60378826</text:p>
          </table:table-cell>
          <table:table-cell office:value-type="float" office:value="0.00082409" calcext:value-type="float">
            <text:p>0.00082409</text:p>
          </table:table-cell>
          <table:table-cell office:value-type="float" office:value="0.000000000002964" calcext:value-type="float">
            <text:p>2.96E-12</text:p>
          </table:table-cell>
          <table:table-cell office:value-type="float" office:value="0.43850257" calcext:value-type="float">
            <text:p>0.43850257</text:p>
          </table:table-cell>
          <table:table-cell office:value-type="float" office:value="0.56067334" calcext:value-type="float">
            <text:p>0.560673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0009775" calcext:value-type="float">
            <text:p>0.20009775</text:p>
          </table:table-cell>
          <table:table-cell office:value-type="float" office:value="0.00297829" calcext:value-type="float">
            <text:p>0.00297829</text:p>
          </table:table-cell>
          <table:table-cell office:value-type="float" office:value="0.01697343" calcext:value-type="float">
            <text:p>0.01697343</text:p>
          </table:table-cell>
          <table:table-cell office:value-type="float" office:value="0.77995053" calcext:value-type="float">
            <text:p>0.77995053</text:p>
          </table:table-cell>
          <table:table-cell office:value-type="float" office:value="0.0008351" calcext:value-type="float">
            <text:p>0.0008351</text:p>
          </table:table-cell>
          <table:table-cell office:value-type="float" office:value="0.36239182" calcext:value-type="float">
            <text:p>0.36239182</text:p>
          </table:table-cell>
          <table:table-cell office:value-type="float" office:value="0.00000000001343" calcext:value-type="float">
            <text:p>1.34E-11</text:p>
          </table:table-cell>
          <table:table-cell office:value-type="float" office:value="0.63677308" calcext:value-type="float">
            <text:p>0.63677308</text:p>
          </table:table-cell>
          <table:table-cell office:value-type="float" office:value="0.00072703" calcext:value-type="float">
            <text:p>0.00072703</text:p>
          </table:table-cell>
          <table:table-cell office:value-type="float" office:value="0.000000000002767" calcext:value-type="float">
            <text:p>2.77E-12</text:p>
          </table:table-cell>
          <table:table-cell office:value-type="float" office:value="0.39705881" calcext:value-type="float">
            <text:p>0.39705881</text:p>
          </table:table-cell>
          <table:table-cell office:value-type="float" office:value="0.60221416" calcext:value-type="float">
            <text:p>0.602214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7055175" calcext:value-type="float">
            <text:p>0.17055175</text:p>
          </table:table-cell>
          <table:table-cell office:value-type="float" office:value="0.00268922" calcext:value-type="float">
            <text:p>0.00268922</text:p>
          </table:table-cell>
          <table:table-cell office:value-type="float" office:value="0.01482286" calcext:value-type="float">
            <text:p>0.01482286</text:p>
          </table:table-cell>
          <table:table-cell office:value-type="float" office:value="0.81193617" calcext:value-type="float">
            <text:p>0.81193617</text:p>
          </table:table-cell>
          <table:table-cell office:value-type="float" office:value="0.00071839" calcext:value-type="float">
            <text:p>0.00071839</text:p>
          </table:table-cell>
          <table:table-cell office:value-type="float" office:value="0.33025132" calcext:value-type="float">
            <text:p>0.33025132</text:p>
          </table:table-cell>
          <table:table-cell office:value-type="float" office:value="0.00000000001184" calcext:value-type="float">
            <text:p>1.18E-11</text:p>
          </table:table-cell>
          <table:table-cell office:value-type="float" office:value="0.66903029" calcext:value-type="float">
            <text:p>0.66903029</text:p>
          </table:table-cell>
          <table:table-cell office:value-type="float" office:value="0.00063604" calcext:value-type="float">
            <text:p>0.00063604</text:p>
          </table:table-cell>
          <table:table-cell office:value-type="float" office:value="0.000000000002565" calcext:value-type="float">
            <text:p>2.57E-12</text:p>
          </table:table-cell>
          <table:table-cell office:value-type="float" office:value="0.35590397" calcext:value-type="float">
            <text:p>0.35590397</text:p>
          </table:table-cell>
          <table:table-cell office:value-type="float" office:value="0.64345999" calcext:value-type="float">
            <text:p>0.643459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4412368" calcext:value-type="float">
            <text:p>0.14412368</text:p>
          </table:table-cell>
          <table:table-cell office:value-type="float" office:value="0.00240948" calcext:value-type="float">
            <text:p>0.00240948</text:p>
          </table:table-cell>
          <table:table-cell office:value-type="float" office:value="0.01281154" calcext:value-type="float">
            <text:p>0.01281154</text:p>
          </table:table-cell>
          <table:table-cell office:value-type="float" office:value="0.84065529" calcext:value-type="float">
            <text:p>0.84065529</text:p>
          </table:table-cell>
          <table:table-cell office:value-type="float" office:value="0.0006137" calcext:value-type="float">
            <text:p>0.0006137</text:p>
          </table:table-cell>
          <table:table-cell office:value-type="float" office:value="0.29912855" calcext:value-type="float">
            <text:p>0.29912855</text:p>
          </table:table-cell>
          <table:table-cell office:value-type="float" office:value="0.00000000001034" calcext:value-type="float">
            <text:p>1.03E-11</text:p>
          </table:table-cell>
          <table:table-cell office:value-type="float" office:value="0.70025775" calcext:value-type="float">
            <text:p>0.70025775</text:p>
          </table:table-cell>
          <table:table-cell office:value-type="float" office:value="0.00055162" calcext:value-type="float">
            <text:p>0.00055162</text:p>
          </table:table-cell>
          <table:table-cell office:value-type="float" office:value="0.000000000002358" calcext:value-type="float">
            <text:p>2.36E-12</text:p>
          </table:table-cell>
          <table:table-cell office:value-type="float" office:value="0.31570308" calcext:value-type="float">
            <text:p>0.31570308</text:p>
          </table:table-cell>
          <table:table-cell office:value-type="float" office:value="0.6837453" calcext:value-type="float">
            <text:p>0.68374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2080533" calcext:value-type="float">
            <text:p>0.12080533</text:p>
          </table:table-cell>
          <table:table-cell office:value-type="float" office:value="0.00214321" calcext:value-type="float">
            <text:p>0.00214321</text:p>
          </table:table-cell>
          <table:table-cell office:value-type="float" office:value="0.01096437" calcext:value-type="float">
            <text:p>0.01096437</text:p>
          </table:table-cell>
          <table:table-cell office:value-type="float" office:value="0.86608709" calcext:value-type="float">
            <text:p>0.86608709</text:p>
          </table:table-cell>
          <table:table-cell office:value-type="float" office:value="0.00052064" calcext:value-type="float">
            <text:p>0.00052064</text:p>
          </table:table-cell>
          <table:table-cell office:value-type="float" office:value="0.26929564" calcext:value-type="float">
            <text:p>0.26929564</text:p>
          </table:table-cell>
          <table:table-cell office:value-type="float" office:value="0.000000000008957" calcext:value-type="float">
            <text:p>8.96E-12</text:p>
          </table:table-cell>
          <table:table-cell office:value-type="float" office:value="0.73018372" calcext:value-type="float">
            <text:p>0.73018372</text:p>
          </table:table-cell>
          <table:table-cell office:value-type="float" office:value="0.00047419" calcext:value-type="float">
            <text:p>0.00047419</text:p>
          </table:table-cell>
          <table:table-cell office:value-type="float" office:value="0.000000000002151" calcext:value-type="float">
            <text:p>2.15E-12</text:p>
          </table:table-cell>
          <table:table-cell office:value-type="float" office:value="0.27709085" calcext:value-type="float">
            <text:p>0.27709085</text:p>
          </table:table-cell>
          <table:table-cell office:value-type="float" office:value="0.72243496" calcext:value-type="float">
            <text:p>0.722434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0049052" calcext:value-type="float">
            <text:p>0.10049052</text:p>
          </table:table-cell>
          <table:table-cell office:value-type="float" office:value="0.0018935" calcext:value-type="float">
            <text:p>0.0018935</text:p>
          </table:table-cell>
          <table:table-cell office:value-type="float" office:value="0.00929601" calcext:value-type="float">
            <text:p>0.00929601</text:p>
          </table:table-cell>
          <table:table-cell office:value-type="float" office:value="0.88831997" calcext:value-type="float">
            <text:p>0.88831997</text:p>
          </table:table-cell>
          <table:table-cell office:value-type="float" office:value="0.00043867" calcext:value-type="float">
            <text:p>0.00043867</text:p>
          </table:table-cell>
          <table:table-cell office:value-type="float" office:value="0.24098489" calcext:value-type="float">
            <text:p>0.24098489</text:p>
          </table:table-cell>
          <table:table-cell office:value-type="float" office:value="0.000000000007692" calcext:value-type="float">
            <text:p>7.69E-12</text:p>
          </table:table-cell>
          <table:table-cell office:value-type="float" office:value="0.75857644" calcext:value-type="float">
            <text:p>0.75857644</text:p>
          </table:table-cell>
          <table:table-cell office:value-type="float" office:value="0.00040402" calcext:value-type="float">
            <text:p>0.00040402</text:p>
          </table:table-cell>
          <table:table-cell office:value-type="float" office:value="0.000000000001947" calcext:value-type="float">
            <text:p>1.95E-12</text:p>
          </table:table-cell>
          <table:table-cell office:value-type="float" office:value="0.24063029" calcext:value-type="float">
            <text:p>0.24063029</text:p>
          </table:table-cell>
          <table:table-cell office:value-type="float" office:value="0.75896569" calcext:value-type="float">
            <text:p>0.758965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34:35.678000000</dc:date>
    <meta:editing-duration>PT1M16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